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55215b" draw:textarea-horizontal-align="justify" draw:textarea-vertical-align="middle" draw:auto-grow-height="false" fo:min-height="1.25cm" fo:min-width="11.7cm"/>
    </style:style>
    <style:style style:name="gr2" style:family="graphic" style:parent-style-name="standard">
      <style:graphic-properties svg:stroke-color="#000000" draw:fill="none" draw:fill-color="#55215b" draw:textarea-horizontal-align="justify" draw:textarea-vertical-align="middle" draw:auto-grow-height="false" fo:min-height="0.45cm" fo:min-width="11.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2.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cm" fo:min-width="0.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8" style:family="graphic" style:parent-style-name="standard">
      <style:graphic-properties draw:stroke="dash" draw:stroke-dash="Fine_20_Dashed" svg:stroke-width="0.1cm" svg:stroke-color="#ff0000" draw:marker-start-width="0.5cm" draw:marker-end-width="0.5cm" draw:fill="none" draw:textarea-horizontal-align="justify" draw:textarea-vertical-align="middle" draw:auto-grow-height="false" fo:min-height="3.85cm" fo:min-width="3.1cm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Fine_20_Dashed" svg:stroke-width="0.1cm" svg:stroke-color="#ff0000" draw:marker-start-width="0.5cm" draw:marker-end-width="0.5cm" draw:fill="none" draw:textarea-horizontal-align="justify" draw:textarea-vertical-align="middle" draw:auto-grow-height="false" fo:min-height="3.75cm" fo:min-width="3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f10d0c" draw:textarea-horizontal-align="justify" draw:textarea-vertical-align="middle" draw:auto-grow-height="false" fo:min-height="1.05cm" fo:min-width="11.4cm"/>
    </style:style>
    <style:style style:name="gr12" style:family="graphic" style:parent-style-name="standard">
      <style:graphic-properties svg:stroke-color="#000000" draw:fill="none" draw:textarea-vertical-align="middle" draw:auto-grow-height="false" fo:min-height="12.83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55215b"/>
      <style:paragraph-properties fo:text-align="center"/>
    </style:style>
    <style:style style:name="P3" style:family="paragraph">
      <loext:graphic-properties draw:fill="none" draw:fill-color="#55215b"/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text-properties fo:color="#ff0000" fo:font-size="12pt" style:font-size-asian="18pt" style:font-size-complex="18pt"/>
    </style:style>
    <style:style style:name="P8" style:family="paragraph">
      <loext:graphic-properties draw:fill="solid" draw:fill-color="#f10d0c"/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ff0000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2.2cm" svg:height="1.5cm" svg:x="1.1cm" svg:y="6.4cm">
          <text:p text:style-name="P1">Host O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.2cm" svg:height="0.7cm" svg:x="1.1cm" svg:y="5.7cm">
          <text:p text:style-name="P1"><text:span text:style-name="T1">Container Daemon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423cm" svg:height="0.962cm" svg:x="5.201cm" svg:y="8.2cm">
          <draw:text-box>
            <text:p>Machine 1</text:p>
          </draw:text-box>
        </draw:frame>
        <draw:custom-shape draw:style-name="gr4" draw:text-style-name="P1" draw:layer="layout" svg:width="2.9cm" svg:height="1cm" svg:x="1.428cm" svg:y="4.638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072cm" svg:height="0.962cm" svg:x="1.328cm" svg:y="4.738cm">
          <draw:text-box>
            <text:p>Bins/Libs</text:p>
          </draw:text-box>
        </draw:frame>
        <draw:custom-shape draw:style-name="gr4" draw:text-style-name="P1" draw:layer="layout" svg:width="2.9cm" svg:height="1cm" svg:x="5.628cm" svg:y="4.638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072cm" svg:height="0.962cm" svg:x="5.528cm" svg:y="4.738cm">
          <draw:text-box>
            <text:p>Bins/Libs</text:p>
          </draw:text-box>
        </draw:frame>
        <draw:custom-shape draw:style-name="gr4" draw:text-style-name="P1" draw:layer="layout" svg:width="2.9cm" svg:height="1cm" svg:x="10.428cm" svg:y="4.638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072cm" svg:height="0.962cm" svg:x="10.328cm" svg:y="4.738cm">
          <draw:text-box>
            <text:p>Bins/Libs</text:p>
          </draw:text-box>
        </draw:frame>
        <draw:custom-shape draw:style-name="gr6" draw:text-style-name="P1" draw:layer="layout" svg:width="2.6cm" svg:height="2.5cm" svg:x="1.802cm" svg:y="2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4" draw:layer="layout" svg:width="2.157cm" svg:height="0.962cm" svg:x="2.102cm" svg:y="2.801cm">
          <draw:text-box>
            <text:p>App 1</text:p>
          </draw:text-box>
        </draw:frame>
        <draw:custom-shape draw:style-name="gr6" draw:text-style-name="P1" draw:layer="layout" svg:width="2.6cm" svg:height="2.5cm" svg:x="6.103cm" svg:y="2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4" draw:layer="layout" svg:width="2.157cm" svg:height="0.962cm" svg:x="6.403cm" svg:y="2.802cm">
          <draw:text-box>
            <text:p>App 2</text:p>
          </draw:text-box>
        </draw:frame>
        <draw:custom-shape draw:style-name="gr6" draw:text-style-name="P1" draw:layer="layout" svg:width="2.6cm" svg:height="2.5cm" svg:x="10.703cm" svg:y="2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4" draw:layer="layout" svg:width="2.157cm" svg:height="0.962cm" svg:x="11.003cm" svg:y="2.802cm">
          <draw:text-box>
            <text:p>App 3</text:p>
          </draw:text-box>
        </draw:frame>
        <draw:custom-shape draw:style-name="gr8" draw:text-style-name="P5" draw:layer="layout" svg:width="3.6cm" svg:height="4.1cm" svg:x="1cm" svg:y="1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6cm" svg:height="4.1cm" svg:x="5.4cm" svg:y="1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6cm" svg:height="4.1cm" svg:x="9.9cm" svg:y="1.6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.999cm" svg:height="0.725cm" svg:x="0.8cm" svg:y="0.8cm">
          <draw:text-box>
            <text:p text:style-name="P6"><text:span text:style-name="T2">Container Image 1</text:span></text:p>
          </draw:text-box>
        </draw:frame>
        <draw:frame draw:style-name="gr10" draw:text-style-name="P7" draw:layer="layout" svg:width="3.999cm" svg:height="0.725cm" svg:x="5.201cm" svg:y="0.801cm">
          <draw:text-box>
            <text:p text:style-name="P6"><text:span text:style-name="T2">Container Image 2</text:span></text:p>
          </draw:text-box>
        </draw:frame>
        <draw:frame draw:style-name="gr10" draw:text-style-name="P7" draw:layer="layout" svg:width="3.999cm" svg:height="0.725cm" svg:x="9.802cm" svg:y="0.802cm">
          <draw:text-box>
            <text:p text:style-name="P6"><text:span text:style-name="T2">Container Image 3</text:span></text:p>
          </draw:text-box>
        </draw:frame>
        <draw:custom-shape draw:style-name="gr11" draw:text-style-name="P8" draw:layer="layout" svg:width="11.9cm" svg:height="1.3cm" svg:x="1.5cm" svg:y="10.0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cm" svg:height="13.8cm" draw:transform="rotate (-1.5707963267949) translate (14.3cm 8.80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4" draw:layer="layout" svg:width="10.954cm" svg:height="0.962cm" svg:x="1.9cm" svg:y="10.101cm">
          <draw:text-box>
            <text:p>Encapsulation via Container Daem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1-01-18T09:44:01.214547265</dc:date>
    <meta:editing-duration>PT39M42S</meta:editing-duration>
    <meta:editing-cycles>5</meta:editing-cycles>
    <meta:generator>LibreOffice/6.1.2.1$MacOSX_X86_64 LibreOffice_project/65905a128db06ba48db947242809d14d3f9a93fe</meta:generator>
    <meta:document-statistic meta:object-count="24"/>
  </office:meta>
</office:document-meta>
</file>